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1a1" officeooo:paragraph-rsid="000571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Criamos o repositóri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4:31:38.445148036</meta:creation-date>
    <dc:date>2024-06-17T14:32:05.712632723</dc:date>
    <meta:editing-duration>PT27S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3"/>
    <meta:generator>LibreOffice/7.3.7.2$Linux_X86_64 LibreOffice_project/30$Build-2</meta:generator>
  </office:meta>
</office:document-meta>
</file>